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machinelearningmastery.com/naive-bayes-classifier-scratch-pytho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3:02:33.526799363</meta:creation-date>
    <dc:date>2019-04-30T13:02:52.107530933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73" meta:non-whitespace-character-count="73"/>
    <meta:generator>LibreOffice/5.4.6.2$Linux_X86_64 LibreOffice_project/40m0$Build-2</meta:generator>
  </office:meta>
</office:document-meta>
</file>